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4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3.085cm"/>
    </style:style>
    <style:style style:name="ro1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en" style:country-complex="US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 fo:font-size="10pt" fo:font-weight="bold" fo:country="none" style:country-asian="none" style:font-name-asian="Times New Roman" style:font-size-asian="12pt" style:font-weight-asian="bold"/>
    </style:style>
    <style:style style:name="T2" style:family="text">
      <style:text-properties fo:color="#000000" fo:font-size="10pt" fo:font-weight="bold" fo:country="none" style:country-asian="none" style:font-weight-asian="bold" style:font-name-asian="Cambria" style:font-size-asian="10pt" style:font-size-complex="10pt" style:font-weight-complex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1.664cm" svg:y="1.485cm">
            <draw:object draw:notify-on-update-of-ranges="Sheet1.A2:Sheet1.A4 Sheet1.B1:Sheet1.B1 Sheet1.B2:Sheet1.B4 Sheet1.C1:Sheet1.C1 Sheet1.C2:Sheet1.C4 Sheet1.D1:Sheet1.D1 Sheet1.D2:Sheet1.D4 Sheet1.B5:Sheet1.B5 Sheet1.B6:Sheet1.B8 Sheet1.C5:Sheet1.C5 Sheet1.C6:Sheet1.C8 Sheet1.D5:Sheet1.D5 Sheet1.D6:Sheet1.D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58cm" svg:height="5.946cm" svg:x="11.477cm" svg:y="12.527cm">
            <draw:object draw:notify-on-update-of-ranges="Sheet1.B30:Sheet1.B30 Sheet1.B40:Sheet1.B40 Sheet1.C30:Sheet1.C30 Sheet1.C40:Sheet1.C40 Sheet1.D30:Sheet1.D30 Sheet1.D40:Sheet1.D4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Chunk</text:p>
          </table:table-cell>
          <table:table-cell table:style-name="ce11" office:value-type="string" calcext:value-type="string">
            <text:p><text:span text:style-name="T1">Static</text:span><text:span text:style-name="T2"> </text:span></text:p>
          </table:table-cell>
          <table:table-cell table:style-name="ce18" office:value-type="string" calcext:value-type="string">
            <text:p>Dynamic</text:p>
          </table:table-cell>
          <table:table-cell table:style-name="ce1" office:value-type="string" calcext:value-type="string">
            <text:p>Guide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or defecto</text:p>
          </table:table-cell>
          <table:table-cell table:style-name="ce12" office:value-type="float" office:value="0.084527965" calcext:value-type="float">
            <text:p>0,084527965</text:p>
          </table:table-cell>
          <table:table-cell table:style-name="ce12" office:value-type="float" office:value="0.090251875" calcext:value-type="float">
            <text:p>0,090251875</text:p>
          </table:table-cell>
          <table:table-cell table:style-name="ce12" office:value-type="float" office:value="0.090546188" calcext:value-type="float">
            <text:p>0,090546188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90866787" calcext:value-type="float">
            <text:p>0,090866787</text:p>
          </table:table-cell>
          <table:table-cell table:style-name="ce13" office:value-type="float" office:value="0.089936442" calcext:value-type="float">
            <text:p>0,089936442</text:p>
          </table:table-cell>
          <table:table-cell table:style-name="ce13" office:value-type="float" office:value="0.079558369" calcext:value-type="float">
            <text:p>0,079558369</text:p>
          </table:table-cell>
          <table:table-cell table:number-columns-repeated="1020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14" office:value-type="float" office:value="0.088257908" calcext:value-type="float">
            <text:p>0,088257908</text:p>
          </table:table-cell>
          <table:table-cell table:style-name="ce14" office:value-type="float" office:value="0.088769198" calcext:value-type="float">
            <text:p>0,088769198</text:p>
          </table:table-cell>
          <table:table-cell table:style-name="ce14" office:value-type="float" office:value="0.089032234" calcext:value-type="float">
            <text:p>0,089032234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tatic 2</text:p>
          </table:table-cell>
          <table:table-cell office:value-type="string" calcext:value-type="string">
            <text:p>Dynamic 2</text:p>
          </table:table-cell>
          <table:table-cell office:value-type="string" calcext:value-type="string">
            <text:p>Guided 2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or defecto</text:p>
          </table:table-cell>
          <table:table-cell table:style-name="ce12" office:value-type="float" office:value="0.095032127" calcext:value-type="float">
            <text:p>0,095032127</text:p>
          </table:table-cell>
          <table:table-cell table:style-name="ce12" office:value-type="float" office:value="0.10390033" calcext:value-type="float">
            <text:p>0,10390033</text:p>
          </table:table-cell>
          <table:table-cell table:style-name="ce12" office:value-type="float" office:value="0.086421986" calcext:value-type="float">
            <text:p>0,086421986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93448135" calcext:value-type="float">
            <text:p>0,093448135</text:p>
          </table:table-cell>
          <table:table-cell table:style-name="ce13" office:value-type="float" office:value="0.090655609" calcext:value-type="float">
            <text:p>0,090655609</text:p>
          </table:table-cell>
          <table:table-cell table:style-name="ce13" office:value-type="float" office:value="0.089440941" calcext:value-type="float">
            <text:p>0,089440941</text:p>
          </table:table-cell>
          <table:table-cell table:number-columns-repeated="1020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14" office:value-type="float" office:value="0.087045075" calcext:value-type="float">
            <text:p>0,087045075</text:p>
          </table:table-cell>
          <table:table-cell table:style-name="ce14" office:value-type="float" office:value="0.086321241" calcext:value-type="float">
            <text:p>0,086321241</text:p>
          </table:table-cell>
          <table:table-cell table:style-name="ce14" office:value-type="float" office:value="0.089428398" calcext:value-type="float">
            <text:p>0,089428398</text:p>
          </table:table-cell>
          <table:table-cell table:number-columns-repeated="1020"/>
        </table:table-row>
        <table:table-row table:style-name="ro3" table:number-rows-repeated="16">
          <table:table-cell table:number-columns-repeated="1024"/>
        </table:table-row>
        <table:table-row table:style-name="ro3" table:number-rows-repeated="2">
          <table:table-cell table:style-name="ce6" table:number-columns-repeated="1024"/>
        </table:table-row>
        <table:table-row table:style-name="ro3">
          <table:table-cell office:value-type="string" calcext:value-type="string">
            <text:p>Ejercicio 10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 table:number-columns-spanned="4" table:number-rows-spanned="1">
            <text:p>Tiempos en pc local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8"/>
          <table:table-cell table:style-name="ce15" office:value-type="string" calcext:value-type="string" table:number-columns-spanned="3" table:number-rows-spanned="1">
            <text:p>Threads</text:p>
          </table:table-cell>
          <table:covered-table-cell table:number-columns-repeated="2" table:style-name="ce8"/>
          <table:table-cell table:style-name="ce19" table:number-columns-repeated="8"/>
          <table:table-cell table:style-name="ce20" table:number-columns-repeated="1012"/>
        </table:table-row>
        <table:table-row table:style-name="ro3">
          <table:table-cell table:style-name="ce9" office:value-type="string" calcext:value-type="string">
            <text:p>Ejecució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19" table:number-columns-repeated="8"/>
          <table:table-cell table:style-name="ce21" table:number-columns-repeated="1012"/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6" office:value-type="float" office:value="0.232358578" calcext:value-type="float">
            <text:p>0,232358578</text:p>
          </table:table-cell>
          <table:table-cell table:style-name="ce16" office:value-type="float" office:value="0.199891541" calcext:value-type="float">
            <text:p>0,199891541</text:p>
          </table:table-cell>
          <table:table-cell table:style-name="ce16" office:value-type="float" office:value="0.37267802" calcext:value-type="float">
            <text:p>0,37267802</text:p>
          </table:table-cell>
          <table:table-cell table:style-name="ce19" table:number-columns-repeated="8"/>
          <table:table-cell table:style-name="ce20" table:number-columns-repeated="1012"/>
        </table:table-row>
        <table:table-row table:style-name="ro3">
          <table:table-cell table:style-name="ce9" office:value-type="float" office:value="2" calcext:value-type="float">
            <text:p>2</text:p>
          </table:table-cell>
          <table:table-cell table:style-name="ce17" office:value-type="float" office:value="0.402376907" calcext:value-type="float">
            <text:p>0,402376907</text:p>
          </table:table-cell>
          <table:table-cell table:style-name="ce17" office:value-type="float" office:value="0.197903324" calcext:value-type="float">
            <text:p>0,197903324</text:p>
          </table:table-cell>
          <table:table-cell table:style-name="ce17" office:value-type="float" office:value="0.373067119" calcext:value-type="float">
            <text:p>0,373067119</text:p>
          </table:table-cell>
          <table:table-cell table:style-name="ce19" table:number-columns-repeated="8"/>
          <table:table-cell table:style-name="ce21" table:number-columns-repeated="1012"/>
        </table:table-row>
        <table:table-row table:style-name="ro3">
          <table:table-cell table:style-name="ce10" office:value-type="string" calcext:value-type="string">
            <text:p>media</text:p>
          </table:table-cell>
          <table:table-cell table:style-name="ce16" table:formula="of:=([.B31]+[.B32])/2" office:value-type="float" office:value="0.3173677425" calcext:value-type="float">
            <text:p>0,3173677425</text:p>
          </table:table-cell>
          <table:table-cell table:style-name="ce16" table:formula="of:=([.C31]+[.C32])/2" office:value-type="float" office:value="0.1988974325" calcext:value-type="float">
            <text:p>0,1988974325</text:p>
          </table:table-cell>
          <table:table-cell table:style-name="ce16" table:formula="of:=([.D31]+[.D32])/2" office:value-type="float" office:value="0.3728725695" calcext:value-type="float">
            <text:p>0,3728725695</text:p>
          </table:table-cell>
          <table:table-cell table:style-name="ce19" table:number-columns-repeated="8"/>
          <table:table-cell table:style-name="ce20"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4" table:number-rows-spanned="1">
            <text:p>Tiempos en atcgrid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8"/>
          <table:table-cell table:style-name="ce15" office:value-type="string" calcext:value-type="string" table:number-columns-spanned="3" table:number-rows-spanned="1">
            <text:p>Threads</text:p>
          </table:table-cell>
          <table:covered-table-cell table:number-columns-repeated="2" table:style-name="ce8"/>
          <table:table-cell table:number-columns-repeated="1020"/>
        </table:table-row>
        <table:table-row table:style-name="ro3">
          <table:table-cell table:style-name="ce9" office:value-type="string" calcext:value-type="string">
            <text:p>Ejecució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6" office:value-type="float" office:value="0.529132573" calcext:value-type="float">
            <text:p>0,529132573</text:p>
          </table:table-cell>
          <table:table-cell table:style-name="ce16" office:value-type="float" office:value="0.263685835" calcext:value-type="float">
            <text:p>0,263685835</text:p>
          </table:table-cell>
          <table:table-cell table:style-name="ce16" office:value-type="float" office:value="0.232534916" calcext:value-type="float">
            <text:p>0,232534916</text:p>
          </table:table-cell>
          <table:table-cell table:number-columns-repeated="1020"/>
        </table:table-row>
        <table:table-row table:style-name="ro3">
          <table:table-cell table:style-name="ce9" office:value-type="float" office:value="2" calcext:value-type="float">
            <text:p>2</text:p>
          </table:table-cell>
          <table:table-cell table:style-name="ce17" office:value-type="float" office:value="0.533863895" calcext:value-type="float">
            <text:p>0,533863895</text:p>
          </table:table-cell>
          <table:table-cell table:style-name="ce17" office:value-type="float" office:value="0.263359111" calcext:value-type="float">
            <text:p>0,263359111</text:p>
          </table:table-cell>
          <table:table-cell table:style-name="ce17" office:value-type="float" office:value="0.132282906" calcext:value-type="float">
            <text:p>0,132282906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media</text:p>
          </table:table-cell>
          <table:table-cell table:style-name="ce16" table:formula="of:=([.B38]+[.B39])/2" office:value-type="float" office:value="0.531498234" calcext:value-type="float">
            <text:p>0,531498234</text:p>
          </table:table-cell>
          <table:table-cell table:style-name="ce16" table:formula="of:=([.C38]+[.C39])/2" office:value-type="float" office:value="0.263522473" calcext:value-type="float">
            <text:p>0,263522473</text:p>
          </table:table-cell>
          <table:table-cell table:style-name="ce16" table:formula="of:=([.D38]+[.D39])/2" office:value-type="float" office:value="0.182408911" calcext:value-type="float">
            <text:p>0,18240891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0:44:47.328412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1:47:14.733256888</meta:creation-date>
    <dc:date>2016-05-17T11:21:49.988265191</dc:date>
    <meta:editing-duration>PT2M20S</meta:editing-duration>
    <meta:editing-cycles>4</meta:editing-cycles>
    <meta:generator>LibreOffice/4.2.8.2$Linux_X86_64 LibreOffice_project/420m0$Build-2</meta:generator>
    <meta:document-statistic meta:table-count="1" meta:cell-count="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ff99" draw:fill-color="#ffff99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57cm" svg:y="0.316cm" chart:style-name="ch2">
          <text:p>Tiempo en atcgrid</text:p>
        </chart:title>
        <chart:legend chart:legend-position="end" svg:x="13.016cm" svg:y="2.956cm" style:legend-expansion="high" chart:style-name="ch3"/>
        <chart:plot-area chart:style-name="ch4" table:cell-range-address="Sheet1.A2:Sheet1.D4 Sheet1.A1:Sheet1.D1 Sheet1.B5:Sheet1.D8" chart:data-source-has-labels="both" svg:x="1.331cm" svg:y="1.301cm" svg:width="11.365cm" svg:height="6.538cm">
          <chartooo:coordinate-region svg:x="2.243cm" svg:y="1.5cm" svg:width="10.453cm" svg:height="5.692cm"/>
          <chart:axis chart:dimension="x" chart:name="primary-x" chart:style-name="ch5" chartooo:axis-type="auto">
            <chartooo:date-scale/>
            <chart:title svg:x="6.479cm" svg:y="8.019cm" chart:style-name="ch6">
              <text:p>Chunk</text:p>
            </chart:title>
            <chart:categories table:cell-range-address="Sheet1.A2:Sheet1.A4"/>
          </chart:axis>
          <chart:axis chart:dimension="y" chart:name="primary-y" chart:style-name="ch7">
            <chart:title svg:x="0.451cm" svg:y="5.156cm" chart:style-name="ch8">
              <text:p>Tiempo</text:p>
            </chart:title>
            <chart:grid chart:style-name="ch9" chart:class="major"/>
          </chart:axis>
          <chart:series chart:style-name="ch10" chart:values-cell-range-address="Sheet1.B2:Sheet1.B4" chart:label-cell-address="Sheet1.B1:Sheet1.B1" chart:class="chart:bar">
            <chart:data-point chart:repeated="3"/>
          </chart:series>
          <chart:series chart:style-name="ch11" chart:values-cell-range-address="Sheet1.C2:Sheet1.C4" chart:label-cell-address="Sheet1.C1:Sheet1.C1" chart:class="chart:bar">
            <chart:data-point chart:repeated="3"/>
          </chart:series>
          <chart:series chart:style-name="ch12" chart:values-cell-range-address="Sheet1.D2:Sheet1.D4" chart:label-cell-address="Sheet1.D1:Sheet1.D1" chart:class="chart:bar">
            <chart:data-point chart:repeated="3"/>
          </chart:series>
          <chart:series chart:style-name="ch13" chart:values-cell-range-address="Sheet1.B6:Sheet1.B8" chart:label-cell-address="Sheet1.B5:Sheet1.B5" chart:class="chart:line">
            <chart:data-point chart:repeated="3"/>
          </chart:series>
          <chart:series chart:style-name="ch14" chart:values-cell-range-address="Sheet1.C6:Sheet1.C8" chart:label-cell-address="Sheet1.C5:Sheet1.C5" chart:class="chart:line">
            <chart:data-point chart:repeated="3"/>
          </chart:series>
          <chart:series chart:style-name="ch15" chart:values-cell-range-address="Sheet1.D6:Sheet1.D8" chart:label-cell-address="Sheet1.D5:Sheet1.D5" chart:class="chart:line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 </text:p>
                <draw:g>
                  <svg:desc>Sheet1.B1:Sheet1.B1</svg:desc>
                </draw:g>
              </table:table-cell>
              <table:table-cell office:value-type="string">
                <text:p>Dynamic</text:p>
                <draw:g>
                  <svg:desc>Sheet1.C1:Sheet1.C1</svg:desc>
                </draw:g>
              </table:table-cell>
              <table:table-cell office:value-type="string">
                <text:p>Guided</text:p>
                <draw:g>
                  <svg:desc>Sheet1.D1:Sheet1.D1</svg:desc>
                </draw:g>
              </table:table-cell>
              <table:table-cell office:value-type="string">
                <text:p>Static 2</text:p>
                <draw:g>
                  <svg:desc>Sheet1.B5:Sheet1.B5</svg:desc>
                </draw:g>
              </table:table-cell>
              <table:table-cell office:value-type="string">
                <text:p>Dynamic 2</text:p>
                <draw:g>
                  <svg:desc>Sheet1.C5:Sheet1.C5</svg:desc>
                </draw:g>
              </table:table-cell>
              <table:table-cell office:value-type="string">
                <text:p>Guided 2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r defecto</text:p>
                <draw:g>
                  <svg:desc>Sheet1.A2:Sheet1.A4</svg:desc>
                </draw:g>
              </table:table-cell>
              <table:table-cell office:value-type="float" office:value="0.084527965">
                <text:p>0.084527965</text:p>
                <draw:g>
                  <svg:desc>Sheet1.B2:Sheet1.B4</svg:desc>
                </draw:g>
              </table:table-cell>
              <table:table-cell office:value-type="float" office:value="0.090251875">
                <text:p>0.090251875</text:p>
                <draw:g>
                  <svg:desc>Sheet1.C2:Sheet1.C4</svg:desc>
                </draw:g>
              </table:table-cell>
              <table:table-cell office:value-type="float" office:value="0.090546188">
                <text:p>0.090546188</text:p>
                <draw:g>
                  <svg:desc>Sheet1.D2:Sheet1.D4</svg:desc>
                </draw:g>
              </table:table-cell>
              <table:table-cell office:value-type="float" office:value="0.095032127">
                <text:p>0.095032127</text:p>
                <draw:g>
                  <svg:desc>Sheet1.B6:Sheet1.B8</svg:desc>
                </draw:g>
              </table:table-cell>
              <table:table-cell office:value-type="float" office:value="0.10390033">
                <text:p>0.10390033</text:p>
                <draw:g>
                  <svg:desc>Sheet1.C6:Sheet1.C8</svg:desc>
                </draw:g>
              </table:table-cell>
              <table:table-cell office:value-type="float" office:value="0.086421986">
                <text:p>0.086421986</text:p>
                <draw:g>
                  <svg:desc>Sheet1.D6:Sheet1.D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0866787">
                <text:p>0.090866787</text:p>
              </table:table-cell>
              <table:table-cell office:value-type="float" office:value="0.089936442">
                <text:p>0.089936442</text:p>
              </table:table-cell>
              <table:table-cell office:value-type="float" office:value="0.079558369">
                <text:p>0.079558369</text:p>
              </table:table-cell>
              <table:table-cell office:value-type="float" office:value="0.093448135">
                <text:p>0.093448135</text:p>
              </table:table-cell>
              <table:table-cell office:value-type="float" office:value="0.090655609">
                <text:p>0.090655609</text:p>
              </table:table-cell>
              <table:table-cell office:value-type="float" office:value="0.089440941">
                <text:p>0.08944094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88257908">
                <text:p>0.088257908</text:p>
              </table:table-cell>
              <table:table-cell office:value-type="float" office:value="0.088769198">
                <text:p>0.088769198</text:p>
              </table:table-cell>
              <table:table-cell office:value-type="float" office:value="0.089032234">
                <text:p>0.089032234</text:p>
              </table:table-cell>
              <table:table-cell office:value-type="float" office:value="0.087045075">
                <text:p>0.087045075</text:p>
              </table:table-cell>
              <table:table-cell office:value-type="float" office:value="0.086321241">
                <text:p>0.086321241</text:p>
              </table:table-cell>
              <table:table-cell office:value-type="float" office:value="0.089428398">
                <text:p>0.0894283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81cm" svg:height="5.947cm" xlink:href=".." xlink:type="simple" chart:class="chart:bar" chart:style-name="ch1">
        <chart:title svg:x="1.945cm" svg:y="0.254cm" chart:style-name="ch2">
          <text:p>Tiempo PMM PC Local</text:p>
        </chart:title>
        <chart:legend chart:legend-position="end" svg:x="7.641cm" svg:y="2.176cm" style:legend-expansion="high" chart:style-name="ch3"/>
        <chart:plot-area chart:style-name="ch4" table:cell-range-address="Sheet1.B30:Sheet1.D30 Sheet1.B40:Sheet1.D40" chart:data-source-has-labels="row" svg:x="1.182cm" svg:y="1.177cm" svg:width="6.288cm" svg:height="3.671cm">
          <chartooo:coordinate-region svg:x="1.909cm" svg:y="1.377cm" svg:width="5.561cm" svg:height="3.272cm"/>
          <chart:axis chart:dimension="x" chart:name="primary-x" chart:style-name="ch5">
            <chart:title svg:x="3.647cm" svg:y="4.966cm" chart:style-name="ch6">
              <text:p>nº Cores</text:p>
            </chart:title>
          </chart:axis>
          <chart:axis chart:dimension="y" chart:name="primary-y" chart:style-name="ch7">
            <chart:title svg:x="0.451cm" svg:y="3.598cm" chart:style-name="ch8">
              <text:p>Tiempo</text:p>
            </chart:title>
            <chart:grid chart:style-name="ch9" chart:class="major"/>
          </chart:axis>
          <chart:series chart:style-name="ch10" chart:values-cell-range-address="Sheet1.B40:Sheet1.B40" chart:label-cell-address="Sheet1.B30:Sheet1.B30" chart:class="chart:bar">
            <chart:data-point/>
          </chart:series>
          <chart:series chart:style-name="ch11" chart:values-cell-range-address="Sheet1.C40:Sheet1.C40" chart:label-cell-address="Sheet1.C30:Sheet1.C30" chart:class="chart:bar">
            <chart:data-point/>
          </chart:series>
          <chart:series chart:style-name="ch12" chart:values-cell-range-address="Sheet1.D40:Sheet1.D40" chart:label-cell-address="Sheet1.D30:Sheet1.D30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Sheet1.B30:Sheet1.B30</svg:desc>
                </draw:g>
              </table:table-cell>
              <table:table-cell office:value-type="string">
                <text:p>4</text:p>
                <draw:g>
                  <svg:desc>Sheet1.C30:Sheet1.C30</svg:desc>
                </draw:g>
              </table:table-cell>
              <table:table-cell office:value-type="string">
                <text:p>8</text:p>
                <draw:g>
                  <svg:desc>Sheet1.D30:Sheet1.D30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531498234">
                <text:p>0.531498234</text:p>
                <draw:g>
                  <svg:desc>Sheet1.B40:Sheet1.B40</svg:desc>
                </draw:g>
              </table:table-cell>
              <table:table-cell office:value-type="float" office:value="0.263522473">
                <text:p>0.263522473</text:p>
                <draw:g>
                  <svg:desc>Sheet1.C40:Sheet1.C40</svg:desc>
                </draw:g>
              </table:table-cell>
              <table:table-cell office:value-type="float" office:value="0.182408911">
                <text:p>0.182408911</text:p>
                <draw:g>
                  <svg:desc>Sheet1.D40:Sheet1.D40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